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6cc8e" officeooo:paragraph-rsid="0036cc8e"/>
    </style:style>
    <style:style style:name="P3" style:family="paragraph" style:parent-style-name="Text_20_body">
      <style:text-properties officeooo:rsid="0036cc8e" officeooo:paragraph-rsid="0038545d"/>
    </style:style>
    <style:style style:name="P4" style:family="paragraph" style:parent-style-name="Text_20_body">
      <style:text-properties officeooo:rsid="0039a0e9" officeooo:paragraph-rsid="0039a0e9"/>
    </style:style>
    <style:style style:name="P5" style:family="paragraph" style:parent-style-name="Heading_20_1" style:master-page-name="Right_20_Page">
      <style:paragraph-properties style:page-number="auto"/>
      <style:text-properties officeooo:rsid="0039a0e9" officeooo:paragraph-rsid="0039a0e9"/>
    </style:style>
    <style:style style:name="P6" style:family="paragraph" style:parent-style-name="Heading_20_3">
      <style:paragraph-properties fo:break-before="page"/>
      <style:text-properties officeooo:rsid="0039a0e9" officeooo:paragraph-rsid="0039a0e9"/>
    </style:style>
    <style:style style:name="T1" style:family="text">
      <style:text-properties officeooo:rsid="00325325"/>
    </style:style>
    <style:style style:name="T2" style:family="text">
      <style:text-properties officeooo:rsid="00352472"/>
    </style:style>
    <style:style style:name="T3" style:family="text">
      <style:text-properties officeooo:rsid="0036cc8e"/>
    </style:style>
    <style:style style:name="T4" style:family="text">
      <style:text-properties officeooo:rsid="0039a0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n You Feel The Love Tonight</text:h>
      <text:h text:style-name="Heading_20_2" text:outline-level="2">(<text:span text:style-name="T4">Elton John</text:span>)</text:h>
      <text:p text:style-name="Text_20_body">Time Signature: <text:span text:style-name="T1">4/4</text:span></text:p>
      <text:p text:style-name="Text_20_body">Chords: <text:span text:style-name="T2">Am, C, Dm, F, Fm, G</text:span></text:p>
      <text:p text:style-name="Text_20_body">Tempo: <text:span text:style-name="T4">80-100</text:span> BPM</text:p>
      <text:p text:style-name="P1"/>
      <text:h text:style-name="P6" text:outline-level="3">[INTRO]</text:h>
      <text:p text:style-name="P4">C G Am F <text:s text:c="2"/>C F G</text:p>
      <text:h text:style-name="Heading_20_3" text:outline-level="3">[VER<text:span text:style-name="T4">S</text:span>E 1]</text:h>
      <text:p text:style-name="P4">F <text:s text:c="16"/>C <text:s text:c="9"/></text:p>
      <text:p text:style-name="P4">There's a calm surrender</text:p>
      <text:p text:style-name="P4">F <text:s text:c="13"/>C</text:p>
      <text:p text:style-name="P4">To the rush of day</text:p>
      <text:p text:style-name="P4">F <text:s text:c="19"/>C <text:s text:c="6"/>Am</text:p>
      <text:p text:style-name="P4">When the heat of the rolling world</text:p>
      <text:p text:style-name="P4">Dm <text:s text:c="11"/>G</text:p>
      <text:p text:style-name="P4">Can be turned away</text:p>
      <text:p text:style-name="P4">F <text:s text:c="7"/>Fm <text:s/>C <text:s/></text:p>
      <text:p text:style-name="P4">An enchanted moment</text:p>
      <text:p text:style-name="P4">F <text:s text:c="10"/>Fm C</text:p>
      <text:p text:style-name="P4">And it sees me through</text:p>
      <text:p text:style-name="P4">F <text:s text:c="19"/>C <text:s text:c="7"/>Dm</text:p>
      <text:p text:style-name="P4">It's enough for this restless warrior</text:p>
      <text:p text:style-name="P4">F <text:s text:c="6"/>Dm <text:s text:c="5"/>G</text:p>
      <text:p text:style-name="P4">Just to be with you</text:p>
      <text:h text:style-name="Heading_20_3" text:outline-level="3">[CHORUS]</text:h>
      <text:p text:style-name="P4">C <text:s text:c="13"/>G <text:s text:c="7"/>Am <text:s/>F</text:p>
      <text:p text:style-name="P4">And can you feel the love tonight</text:p>
      <text:p text:style-name="P4">C <text:s text:c="4"/>F <text:s text:c="7"/>G</text:p>
      <text:p text:style-name="P4">It is where we are</text:p>
      <text:p text:style-name="P4">F <text:s text:c="5"/>C <text:s text:c="12"/>G <text:s text:c="8"/>Am <text:s/></text:p>
      <text:p text:style-name="P4">It's enough for this wide-eyed wanderer</text:p>
      <text:p text:style-name="P4">Dm <text:s text:c="8"/>Fm <text:s text:c="6"/>G</text:p>
      <text:p text:style-name="P4">That we've got this far</text:p>
      <text:p text:style-name="P4">C <text:s text:c="13"/>G <text:s text:c="7"/>Am <text:s/>F</text:p>
      <text:p text:style-name="P4">And can you feel the love tonight</text:p>
      <text:p text:style-name="P4">C <text:s text:c="7"/>F <text:s text:c="6"/>G</text:p>
      <text:p text:style-name="P4">How it's laid to rest</text:p>
      <text:p text:style-name="P4">F <text:s text:c="6"/>C <text:s text:c="10"/>G <text:s text:c="4"/>Am <text:s/>Dm <text:s/></text:p>
      <text:p text:style-name="P4">It's enough to make kings and vagabonds</text:p>
      <text:p text:style-name="P4">F <text:s text:c="6"/>Fm <text:s/>G <text:s text:c="7"/>C</text:p>
      <text:p text:style-name="P4">Believe the very best</text:p>
      <text:h text:style-name="Heading_20_3" text:outline-level="3">[INTERLUDE]</text:h>
      <text:p text:style-name="P4">C G Am F <text:s text:c="2"/>C F G <text:s text:c="2"/>F C G Am <text:s text:c="2"/>Dm G C</text:p>
      <text:p text:style-name="P4"/>
      <text:h text:style-name="Heading_20_3" text:outline-level="3"><text:soft-page-break/>[VERSE 2]</text:h>
      <text:p text:style-name="P4">F <text:s text:c="17"/>C <text:s/></text:p>
      <text:p text:style-name="P4">There's a time for everyone</text:p>
      <text:p text:style-name="P4">F <text:s text:c="11"/>C</text:p>
      <text:p text:style-name="P4">If they only learn</text:p>
      <text:p text:style-name="P4">F <text:s text:c="18"/>C <text:s text:c="3"/>Am</text:p>
      <text:p text:style-name="P4">That the twisting kaleidoscope</text:p>
      <text:p text:style-name="P4">Dm <text:s text:c="13"/>G</text:p>
      <text:p text:style-name="P4">Moves us all in turn</text:p>
      <text:p text:style-name="P4">F <text:s text:c="19"/>C <text:s/></text:p>
      <text:p text:style-name="P4">There's a rhyme and reason</text:p>
      <text:p text:style-name="P4">F <text:s text:c="14"/>C</text:p>
      <text:p text:style-name="P4">To the wild outdoors</text:p>
      <text:p text:style-name="P4">F <text:s text:c="20"/>C <text:s text:c="11"/>Dm</text:p>
      <text:p text:style-name="P4">When the heart of the star-crossed voyager</text:p>
      <text:p text:style-name="P4">F <text:s text:c="7"/>Dm <text:s text:c="7"/>G</text:p>
      <text:p text:style-name="P4">Beats in time with yours</text:p>
      <text:h text:style-name="Heading_20_3" text:outline-level="3">[CHORUS]</text:h>
      <text:p text:style-name="P4">C <text:s text:c="10"/>G <text:s text:c="10"/>Am <text:s/>F</text:p>
      <text:p text:style-name="P4">And can you feel the love tonight</text:p>
      <text:p text:style-name="P4">C <text:s text:c="4"/>F <text:s text:c="7"/>G</text:p>
      <text:p text:style-name="P4">It is where we are</text:p>
      <text:p text:style-name="P4">F <text:s text:c="5"/>C <text:s text:c="12"/>G <text:s text:c="16"/>Am <text:s/></text:p>
      <text:p text:style-name="P4">It's enough for this wide-eyed wanderer</text:p>
      <text:p text:style-name="P4">Dm <text:s text:c="8"/>Fm <text:s text:c="6"/>G</text:p>
      <text:p text:style-name="P4">That we've got this far</text:p>
      <text:p text:style-name="P4">C <text:s text:c="10"/>G <text:s text:c="10"/>Am <text:s/>F</text:p>
      <text:p text:style-name="P4">And can you feel the love tonight</text:p>
      <text:p text:style-name="P4">C <text:s text:c="7"/>F <text:s text:c="6"/>G</text:p>
      <text:p text:style-name="P4">How it's laid to rest</text:p>
      <text:p text:style-name="P4">F <text:s text:c="6"/>C <text:s text:c="10"/>G <text:s text:c="4"/>Am <text:s/>Dm <text:s/></text:p>
      <text:p text:style-name="P4">It's enough to make kings and vagabonds</text:p>
      <text:p text:style-name="P4">F <text:s text:c="6"/>Fm <text:s/>G <text:s text:c="7"/>C</text:p>
      <text:p text:style-name="P4">Believe the very best</text:p>
      <text:h text:style-name="Heading_20_3" text:outline-level="3">[OUTRO]</text:h>
      <text:p text:style-name="P4">F <text:s text:c="6"/>C <text:s text:c="10"/>G <text:s text:c="4"/>Am <text:s/>Dm <text:s/></text:p>
      <text:p text:style-name="P4">It's enough to make kings and vagabonds</text:p>
      <text:p text:style-name="P4">F <text:s text:c="6"/>Fm <text:s/>G <text:s text:c="7"/>C</text:p>
      <text:p text:style-name="P4">Believe the very b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14S</meta:editing-duration>
    <meta:editing-cycles>42</meta:editing-cycles>
    <meta:generator>LibreOffice/4.3.3.2$Linux_X86_64 LibreOffice_project/430m0$Build-2</meta:generator>
    <dc:title>Lyrics + Chords</dc:title>
    <dc:date>2017-05-15T21:20:19.879955033</dc:date>
    <meta:print-date>2017-04-03T12:23:29.985893000</meta:print-date>
    <meta:document-statistic meta:table-count="0" meta:image-count="0" meta:object-count="0" meta:page-count="3" meta:paragraph-count="82" meta:word-count="341" meta:character-count="1949" meta:non-whitespace-character-count="107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